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83700"/>
    </style:style>
    <style:style style:name="P2" style:family="paragraph" style:parent-style-name="Standard">
      <style:text-properties style:font-name="DejaVu Sans Mono" fo:font-size="10pt" officeooo:rsid="00083700" officeooo:paragraph-rsid="000dea83" style:font-size-asian="10pt" style:font-size-complex="10pt"/>
    </style:style>
    <style:style style:name="P3" style:family="paragraph" style:parent-style-name="Standard">
      <style:text-properties style:font-name="DejaVu Sans Mono" fo:font-size="10pt" officeooo:rsid="00083700" officeooo:paragraph-rsid="000dea8c" style:font-size-asian="10pt" style:font-size-complex="10pt"/>
    </style:style>
    <style:style style:name="P4" style:family="paragraph" style:parent-style-name="Standard">
      <style:text-properties style:font-name="DejaVu Sans Mono" fo:font-size="10pt" officeooo:rsid="000dea8c" officeooo:paragraph-rsid="000dea8c" style:font-size-asian="10pt" style:font-size-complex="10pt"/>
    </style:style>
    <style:style style:name="P5" style:family="paragraph" style:parent-style-name="Standard">
      <style:text-properties style:font-name="DejaVu Sans Mono" fo:font-size="10pt" officeooo:rsid="000f521d" officeooo:paragraph-rsid="000f521d" style:font-size-asian="10pt" style:font-size-complex="10pt"/>
    </style:style>
    <style:style style:name="P6" style:family="paragraph" style:parent-style-name="Standard">
      <style:text-properties style:font-name="DejaVu Sans Mono" fo:font-size="10pt" fo:font-weight="bold" officeooo:rsid="00083700" officeooo:paragraph-rsid="00083700" style:font-size-asian="10pt" style:font-weight-asian="bold" style:font-size-complex="10pt" style:font-weight-complex="bold"/>
    </style:style>
    <style:style style:name="P7" style:family="paragraph" style:parent-style-name="Standard">
      <style:text-properties officeooo:paragraph-rsid="000dea83"/>
    </style:style>
    <style:style style:name="P8" style:family="paragraph" style:parent-style-name="Standard">
      <style:text-properties fo:color="#000000" style:font-name="DejaVu Sans Mono" fo:font-size="10pt" officeooo:rsid="00083700" officeooo:paragraph-rsid="000dea83" style:font-size-asian="10pt" style:font-size-complex="10pt"/>
    </style:style>
    <style:style style:name="P9" style:family="paragraph" style:parent-style-name="Preformatted_20_Text">
      <style:text-properties fo:font-size="8pt" style:font-size-asian="8pt" style:font-size-complex="8pt"/>
    </style:style>
    <style:style style:name="P10" style:family="paragraph" style:parent-style-name="Preformatted_20_Text">
      <style:text-properties officeooo:rsid="00083700" officeooo:paragraph-rsid="000f69dd"/>
    </style:style>
    <style:style style:name="P11" style:family="paragraph" style:parent-style-name="Preformatted_20_Text">
      <style:text-properties fo:color="#6a6a6a" officeooo:paragraph-rsid="000f69dd"/>
    </style:style>
    <style:style style:name="P12" style:family="paragraph" style:parent-style-name="Preformatted_20_Text">
      <style:text-properties fo:color="#c93d39"/>
    </style:style>
    <style:style style:name="P13" style:family="paragraph" style:parent-style-name="Preformatted_20_Text">
      <style:text-properties fo:color="#3b972e" fo:font-weight="bold" officeooo:paragraph-rsid="000f69dd" style:font-weight-asian="bold" style:font-weight-complex="bold"/>
    </style:style>
    <style:style style:name="P14" style:family="paragraph" style:parent-style-name="Preformatted_20_Text">
      <style:text-properties officeooo:paragraph-rsid="000f69dd"/>
    </style:style>
    <style:style style:name="P15" style:family="paragraph" style:parent-style-name="Standard">
      <style:paragraph-properties fo:background-color="transparent">
        <style:background-image/>
      </style:paragraph-properties>
      <style:text-properties style:font-name="DejaVu Sans Mono" fo:font-size="10pt" fo:font-weight="bold" officeooo:rsid="00083700" officeooo:paragraph-rsid="00083700" style:font-size-asian="10pt" style:font-weight-asian="bold" style:font-size-complex="10pt" style:font-weight-complex="bold"/>
    </style:style>
    <style:style style:name="P16" style:family="paragraph" style:parent-style-name="Preformatted_20_Text">
      <style:paragraph-properties fo:margin-top="0cm" fo:margin-bottom="0.499cm" style:contextual-spacing="false"/>
      <style:text-properties fo:color="#4266d5" style:font-name="DejaVu Sans Mono" fo:font-size="10pt" fo:font-weight="bold" officeooo:rsid="00083700" officeooo:paragraph-rsid="000f69dd" style:font-name-asian="Droid Sans1" style:font-size-asian="10pt" style:font-weight-asian="bold" style:font-name-complex="FreeSans2" style:font-size-complex="10pt" style:font-weight-complex="bold"/>
    </style:style>
    <style:style style:name="P17" style:family="paragraph" style:parent-style-name="Preformatted_20_Text">
      <style:paragraph-properties fo:margin-top="0cm" fo:margin-bottom="0.199cm" style:contextual-spacing="false"/>
      <style:text-properties officeooo:paragraph-rsid="000fc09a"/>
    </style:style>
    <style:style style:name="P18" style:family="paragraph" style:parent-style-name="Preformatted_20_Text">
      <style:text-properties fo:color="#4266d5" style:font-name="DejaVu Sans Mono" fo:font-size="10pt" fo:font-weight="bold" officeooo:rsid="00083700" style:font-name-asian="Droid Sans1" style:font-size-asian="10pt" style:font-weight-asian="bold" style:font-name-complex="FreeSans2" style:font-size-complex="10pt" style:font-weight-complex="bold"/>
    </style:style>
    <style:style style:name="P19" style:family="paragraph" style:parent-style-name="Preformatted_20_Text">
      <style:text-properties fo:color="#4266d5" style:font-name="DejaVu Sans Mono" fo:font-size="10pt" fo:font-weight="bold" officeooo:rsid="00083700" officeooo:paragraph-rsid="001016ac" style:font-name-asian="Droid Sans1" style:font-size-asian="10pt" style:font-weight-asian="bold" style:font-name-complex="FreeSans2" style:font-size-complex="10pt" style:font-weight-complex="bold"/>
    </style:style>
    <style:style style:name="P20" style:family="paragraph" style:parent-style-name="Preformatted_20_Text">
      <style:text-properties fo:color="#c93d39" fo:font-weight="bold" officeooo:paragraph-rsid="000f69dd" style:font-weight-asian="bold" style:font-weight-complex="bold"/>
    </style:style>
    <style:style style:name="P21" style:family="paragraph" style:parent-style-name="Preformatted_20_Text">
      <style:text-properties fo:color="#c93d39" fo:font-weight="bold" officeooo:rsid="001016ac" officeooo:paragraph-rsid="000f69dd" style:font-weight-asian="bold" style:font-weight-complex="bold"/>
    </style:style>
    <style:style style:name="P22" style:family="paragraph" style:parent-style-name="Preformatted_20_Text">
      <style:text-properties fo:color="#c93d39" officeooo:paragraph-rsid="001016ac"/>
    </style:style>
    <style:style style:name="P23" style:family="paragraph" style:parent-style-name="Preformatted_20_Text">
      <style:text-properties officeooo:rsid="00083700" officeooo:paragraph-rsid="00083700"/>
    </style:style>
    <style:style style:name="P24" style:family="paragraph" style:parent-style-name="Preformatted_20_Text">
      <style:text-properties officeooo:rsid="00083700" officeooo:paragraph-rsid="001016ac"/>
    </style:style>
    <style:style style:name="P25" style:family="paragraph" style:parent-style-name="Preformatted_20_Text">
      <style:text-properties officeooo:paragraph-rsid="001016ac"/>
    </style:style>
    <style:style style:name="P26" style:family="paragraph" style:parent-style-name="Preformatted_20_Text">
      <style:text-properties fo:color="#3b972e" fo:font-weight="bold" officeooo:rsid="00083700" officeooo:paragraph-rsid="001016ac" style:font-weight-asian="bold" style:font-weight-complex="bold"/>
    </style:style>
    <style:style style:name="P27" style:family="paragraph" style:parent-style-name="Preformatted_20_Text">
      <style:text-properties style:use-window-font-color="true" style:font-name="DejaVu Serif" fo:font-size="10pt" fo:language="zxx" fo:country="none" style:text-underline-style="none" fo:font-weight="normal" officeooo:rsid="000f69dd" officeooo:paragraph-rsid="00083700" style:font-name-asian="Droid Sans1" style:font-size-asian="10pt" style:language-asian="zxx" style:country-asian="none" style:font-weight-asian="normal" style:font-name-complex="FreeSans2" style:font-size-complex="10pt" style:language-complex="zxx" style:country-complex="none" style:font-weight-complex="normal"/>
    </style:style>
    <style:style style:name="P28" style:family="paragraph" style:parent-style-name="Preformatted_20_Text">
      <style:paragraph-properties fo:margin-top="0cm" fo:margin-bottom="0.499cm" style:contextual-spacing="false"/>
      <style:text-properties fo:color="#945bb0" style:font-name="DejaVu Sans Mono" fo:font-size="10pt" fo:language="zxx" fo:country="none" style:text-underline-style="none" fo:font-weight="bold" officeooo:rsid="00083700" officeooo:paragraph-rsid="000f69dd" style:font-name-asian="Droid Sans1" style:font-size-asian="10pt" style:language-asian="zxx" style:country-asian="none" style:font-weight-asian="bold" style:font-name-complex="FreeSans2" style:font-size-complex="10pt" style:language-complex="zxx" style:country-complex="none" style:font-weight-complex="bold"/>
    </style:style>
    <style:style style:name="P29" style:family="paragraph" style:parent-style-name="Preformatted_20_Text">
      <style:paragraph-properties fo:margin-top="0cm" fo:margin-bottom="0.499cm" style:contextual-spacing="false"/>
      <style:text-properties fo:color="#0000a8" style:font-name="DejaVu Sans Mono" fo:font-size="10pt" fo:language="zxx" fo:country="none" style:text-underline-style="none" fo:font-weight="bold" officeooo:rsid="00083700" officeooo:paragraph-rsid="000f69dd" style:font-name-asian="Droid Sans1" style:font-size-asian="10pt" style:language-asian="zxx" style:country-asian="none" style:font-weight-asian="bold" style:font-name-complex="FreeSans2" style:font-size-complex="10pt" style:language-complex="zxx" style:country-complex="none" style:font-weight-complex="bold"/>
    </style:style>
    <style:style style:name="P30" style:family="paragraph" style:parent-style-name="Preformatted_20_Text">
      <style:paragraph-properties fo:margin-top="0cm" fo:margin-bottom="0.499cm" style:contextual-spacing="false"/>
      <style:text-properties fo:color="#4266d5" style:font-name="DejaVu Sans Mono" fo:font-size="10pt" fo:font-weight="bold" officeooo:rsid="00083700" officeooo:paragraph-rsid="001016ac" style:font-name-asian="Droid Sans1" style:font-size-asian="10pt" style:font-weight-asian="bold" style:font-name-complex="FreeSans2" style:font-size-complex="10pt" style:font-weight-complex="bold"/>
    </style:style>
    <style:style style:name="P31" style:family="paragraph" style:parent-style-name="Preformatted_20_Text">
      <style:paragraph-properties fo:margin-top="0cm" fo:margin-bottom="0.199cm" style:contextual-spacing="false"/>
      <style:text-properties fo:color="#0000a8" style:font-name="DejaVu Sans Mono" fo:font-size="10pt" fo:language="zxx" fo:country="none" style:text-underline-style="none" fo:font-weight="bold" officeooo:rsid="00083700" officeooo:paragraph-rsid="000fc09a" style:font-name-asian="Droid Sans1" style:font-size-asian="10pt" style:language-asian="zxx" style:country-asian="none" style:font-weight-asian="bold" style:font-name-complex="FreeSans2" style:font-size-complex="10pt" style:language-complex="zxx" style:country-complex="none" style:font-weight-complex="bold"/>
    </style:style>
    <style:style style:name="P32" style:family="paragraph" style:parent-style-name="Standard">
      <style:text-properties style:font-name="DejaVu Sans Mono" fo:font-size="10pt" officeooo:rsid="00083700" officeooo:paragraph-rsid="00083700" style:font-size-asian="10pt" style:font-size-complex="10pt"/>
    </style:style>
    <style:style style:name="P33" style:family="paragraph" style:parent-style-name="Standard">
      <style:text-properties style:font-name="DejaVu Sans Mono" fo:font-size="10pt" fo:font-weight="bold" officeooo:rsid="00083700" officeooo:paragraph-rsid="00106cf8" style:font-size-asian="10pt" style:font-weight-asian="bold" style:font-size-complex="10pt" style:font-weight-complex="bold"/>
    </style:style>
    <style:style style:name="T1" style:family="text">
      <style:text-properties style:font-name="DejaVu Sans Mono" fo:font-size="10pt" officeooo:rsid="00083700" style:font-size-asian="10pt" style:font-size-complex="10pt"/>
    </style:style>
    <style:style style:name="T2" style:family="text">
      <style:text-properties fo:color="#4266d5"/>
    </style:style>
    <style:style style:name="T3" style:family="text">
      <style:text-properties fo:color="#4266d5" fo:font-weight="bold" style:font-weight-asian="bold" style:font-weight-complex="bold"/>
    </style:style>
    <style:style style:name="T4" style:family="text">
      <style:text-properties fo:color="#4266d5" style:font-name="DejaVu Sans Mono" fo:font-size="10pt" fo:font-weight="bold" officeooo:rsid="00083700" style:font-name-asian="Droid Sans1" style:font-size-asian="10pt" style:font-weight-asian="bold" style:font-name-complex="FreeSans2" style:font-size-complex="10pt" style:font-weight-complex="bold"/>
    </style:style>
    <style:style style:name="T5" style:family="text">
      <style:text-properties fo:color="#4266d5" style:font-name="DejaVu Sans Mono" fo:font-size="10pt" fo:language="zxx" fo:country="none" style:text-underline-style="none" fo:font-weight="bold" officeooo:rsid="00083700" style:font-name-asian="Droid Sans1" style:font-size-asian="10pt" style:language-asian="zxx" style:country-asian="none" style:font-weight-asian="bold" style:font-name-complex="FreeSans2" style:font-size-complex="10pt" style:language-complex="zxx" style:country-complex="none" style:font-weight-complex="bold"/>
    </style:style>
    <style:style style:name="T6" style:family="text">
      <style:text-properties fo:color="#4266d5" fo:background-color="#4266d5"/>
    </style:style>
    <style:style style:name="T7" style:family="text">
      <style:text-properties fo:color="#6b85dd"/>
    </style:style>
    <style:style style:name="T8" style:family="text">
      <style:text-properties fo:color="#c93d39"/>
    </style:style>
    <style:style style:name="T9" style:family="text">
      <style:text-properties fo:color="#c93d39" fo:background-color="#c93d39"/>
    </style:style>
    <style:style style:name="T10" style:family="text">
      <style:text-properties fo:color="#c93d39" officeooo:rsid="000f69dd"/>
    </style:style>
    <style:style style:name="T11" style:family="text">
      <style:text-properties fo:color="#c93d39" officeooo:rsid="000f64f4"/>
    </style:style>
    <style:style style:name="T12" style:family="text">
      <style:text-properties fo:color="#c93d39" style:font-name="DejaVu Sans Mono" fo:font-size="10pt" style:font-name-asian="Droid Sans1" style:font-size-asian="10pt" style:font-name-complex="FreeSans2" style:font-size-complex="10pt"/>
    </style:style>
    <style:style style:name="T13" style:family="text">
      <style:text-properties fo:color="#c93d39" style:font-name="DejaVu Sans Mono" fo:font-size="10pt" fo:font-weight="bold" style:font-name-asian="Droid Sans1" style:font-size-asian="10pt" style:font-weight-asian="bold" style:font-name-complex="FreeSans2" style:font-size-complex="10pt" style:font-weight-complex="bold"/>
    </style:style>
    <style:style style:name="T14" style:family="text">
      <style:text-properties fo:color="#c93d39" style:font-name="DejaVu Sans Mono" fo:font-size="10pt" fo:font-weight="normal" style:font-name-asian="Droid Sans1" style:font-size-asian="10pt" style:font-weight-asian="normal" style:font-name-complex="FreeSans2" style:font-size-complex="10pt" style:font-weight-complex="normal"/>
    </style:style>
    <style:style style:name="T15" style:family="text">
      <style:text-properties fo:color="#d66661"/>
    </style:style>
    <style:style style:name="T16" style:family="text">
      <style:text-properties fo:color="#3b972e"/>
    </style:style>
    <style:style style:name="T17" style:family="text">
      <style:text-properties fo:color="#3b972e" fo:font-weight="bold" style:font-weight-asian="bold" style:font-weight-complex="bold"/>
    </style:style>
    <style:style style:name="T18" style:family="text">
      <style:text-properties fo:color="#3b972e" style:font-name="DejaVu Sans Mono" fo:font-size="10pt" fo:font-weight="bold" style:font-name-asian="Droid Sans1" style:font-size-asian="10pt" style:font-weight-asian="bold" style:font-name-complex="FreeSans2" style:font-size-complex="10pt" style:font-weight-complex="bold"/>
    </style:style>
    <style:style style:name="T19" style:family="text">
      <style:text-properties fo:color="#3b972e" style:font-name="DejaVu Sans Mono" fo:font-size="10pt" fo:font-weight="bold" style:font-size-asian="10pt" style:font-weight-asian="bold" style:font-size-complex="10pt" style:font-weight-complex="bold"/>
    </style:style>
    <style:style style:name="T20" style:family="text">
      <style:text-properties fo:color="#3b972e" fo:background-color="#3b972e"/>
    </style:style>
    <style:style style:name="T21" style:family="text">
      <style:text-properties fo:color="#6bab5b"/>
    </style:style>
    <style:style style:name="T22" style:family="text">
      <style:text-properties fo:color="#945bb0"/>
    </style:style>
    <style:style style:name="T23" style:family="text">
      <style:text-properties fo:color="#945bb0" fo:background-color="#945bb0"/>
    </style:style>
    <style:style style:name="T24" style:family="text">
      <style:text-properties fo:color="#945bb0" style:font-name="DejaVu Sans Mono" fo:font-size="10pt" fo:font-weight="bold" officeooo:rsid="00083700" style:font-size-asian="10pt" style:font-weight-asian="bold" style:font-size-complex="10pt" style:font-weight-complex="bold"/>
    </style:style>
    <style:style style:name="T25" style:family="text">
      <style:text-properties fo:color="#aa7dc0"/>
    </style:style>
    <style:style style:name="T26" style:family="text">
      <style:text-properties officeooo:rsid="000c5615"/>
    </style:style>
    <style:style style:name="T27" style:family="text">
      <style:text-properties fo:color="#000000"/>
    </style:style>
    <style:style style:name="T28" style:family="text">
      <style:text-properties fo:color="#000000" style:font-name="DejaVu Sans Mono" fo:font-size="10pt" officeooo:rsid="00083700" style:font-size-asian="10pt" style:font-size-complex="10pt"/>
    </style:style>
    <style:style style:name="T29" style:family="text">
      <style:text-properties fo:color="#000000" style:font-name="DejaVu Sans Mono" fo:font-size="10pt" officeooo:rsid="000dea83" style:font-size-asian="10pt" style:font-size-complex="10pt"/>
    </style:style>
    <style:style style:name="T30" style:family="text">
      <style:text-properties officeooo:rsid="000dea8c"/>
    </style:style>
    <style:style style:name="T31" style:family="text">
      <style:text-properties fo:color="#6a6a6a"/>
    </style:style>
    <style:style style:name="T32" style:family="text">
      <style:text-properties fo:color="#6a6a6a" fo:background-color="#6a6a6a"/>
    </style:style>
    <style:style style:name="T33" style:family="text">
      <style:text-properties fo:color="#6a6a6a" officeooo:rsid="000f64f4"/>
    </style:style>
    <style:style style:name="T34" style:family="text">
      <style:text-properties fo:color="#6a6a6a" officeooo:rsid="000f69dd"/>
    </style:style>
    <style:style style:name="T35" style:family="text">
      <style:text-properties fo:color="#6a6a6a" style:font-name="DejaVu Sans Mono" fo:font-size="10pt" style:font-name-asian="Droid Sans1" style:font-size-asian="10pt" style:font-name-complex="FreeSans2" style:font-size-complex="10pt"/>
    </style:style>
    <style:style style:name="T36" style:family="text">
      <style:text-properties fo:color="#6a6a6a" style:font-name="DejaVu Sans Mono" fo:font-size="10pt" fo:font-weight="bold" style:font-name-asian="Droid Sans1" style:font-size-asian="10pt" style:font-weight-asian="bold" style:font-name-complex="FreeSans2" style:font-size-complex="10pt" style:font-weight-complex="bold"/>
    </style:style>
    <style:style style:name="T37" style:family="text">
      <style:text-properties fo:color="#6a6a6a" style:font-name="DejaVu Sans Mono" fo:font-size="10pt" fo:font-weight="normal" style:font-name-asian="Droid Sans1" style:font-size-asian="10pt" style:font-weight-asian="normal" style:font-name-complex="FreeSans2" style:font-size-complex="10pt" style:font-weight-complex="normal"/>
    </style:style>
    <style:style style:name="T38" style:family="text">
      <style:text-properties fo:color="#0000a8"/>
    </style:style>
    <style:style style:name="T39" style:family="text">
      <style:text-properties fo:color="#0000a8" fo:background-color="#0000a8"/>
    </style:style>
    <style:style style:name="T40" style:family="text">
      <style:text-properties fo:color="#0000a8" style:font-name="DejaVu Sans Mono" fo:font-size="10pt" fo:language="zxx" fo:country="none" style:text-underline-style="none" fo:font-weight="bold" style:font-name-asian="Droid Sans1" style:font-size-asian="10pt" style:language-asian="zxx" style:country-asian="none" style:font-weight-asian="bold" style:font-name-complex="FreeSans2" style:font-size-complex="10pt" style:language-complex="zxx" style:country-complex="none" style:font-weight-complex="bold"/>
    </style:style>
    <style:style style:name="T41" style:family="text">
      <style:text-properties fo:color="#0000a8" style:font-name="DejaVu Sans Mono" fo:font-size="10pt" fo:language="zxx" fo:country="none" style:text-underline-style="none" fo:font-weight="bold" officeooo:rsid="00083700" style:font-name-asian="Droid Sans1" style:font-size-asian="10pt" style:language-asian="zxx" style:country-asian="none" style:font-weight-asian="bold" style:font-name-complex="FreeSans2" style:font-size-complex="10pt" style:language-complex="zxx" style:country-complex="none" style:font-weight-complex="bold"/>
    </style:style>
    <style:style style:name="T42" style:family="text">
      <style:text-properties fo:color="#0000a8" style:font-name="DejaVu Sans Mono" fo:font-size="10pt" fo:language="zxx" fo:country="none" style:text-underline-style="none" fo:font-weight="normal" style:font-name-asian="Droid Sans1" style:font-size-asian="10pt" style:language-asian="zxx" style:country-asian="none" style:font-weight-asian="normal" style:font-name-complex="FreeSans2" style:font-size-complex="10pt" style:language-complex="zxx" style:country-complex="none" style:font-weight-complex="normal"/>
    </style:style>
    <style:style style:name="T43" style:family="text">
      <style:text-properties fo:color="#0000a8" style:text-underline-style="none" fo:font-weight="bold" style:font-weight-asian="bold" style:font-weight-complex="bold"/>
    </style:style>
    <style:style style:name="T44" style:family="text">
      <style:text-properties fo:color="#0000a8" style:text-underline-style="none" fo:font-weight="normal" style:font-weight-asian="normal" style:font-weight-complex="normal"/>
    </style:style>
    <style:style style:name="T45" style:family="text">
      <style:text-properties fo:background-color="#000000"/>
    </style:style>
    <style:style style:name="T46" style:family="text">
      <style:text-properties style:use-window-font-color="true"/>
    </style:style>
    <style:style style:name="T47" style:family="text">
      <style:text-properties style:use-window-font-color="true" style:font-name="DejaVu Sans Mono" fo:font-size="10pt" fo:font-weight="bold" style:font-name-asian="Droid Sans1" style:font-size-asian="10pt" style:font-weight-asian="bold" style:font-name-complex="FreeSans2" style:font-size-complex="10pt" style:font-weight-complex="bold"/>
    </style:style>
    <style:style style:name="T48" style:family="text">
      <style:text-properties style:use-window-font-color="true" style:font-name="DejaVu Sans Mono" fo:font-size="10pt" fo:font-weight="bold" officeooo:rsid="00083700" style:font-name-asian="Droid Sans1" style:font-size-asian="10pt" style:font-weight-asian="bold" style:font-name-complex="FreeSans2" style:font-size-complex="10pt" style:font-weight-complex="bold"/>
    </style:style>
    <style:style style:name="T49" style:family="text">
      <style:text-properties style:use-window-font-color="true" style:font-name="DejaVu Sans Mono" fo:font-size="10pt" fo:font-weight="normal" style:font-name-asian="Droid Sans1" style:font-size-asian="10pt" style:font-weight-asian="normal" style:font-name-complex="FreeSans2" style:font-size-complex="10pt" style:font-weight-complex="normal"/>
    </style:style>
    <style:style style:name="T50" style:family="text">
      <style:text-properties style:use-window-font-color="true" style:font-name="DejaVu Sans Mono" fo:font-size="10pt" fo:font-weight="normal" officeooo:rsid="00083700" style:font-name-asian="Droid Sans1" style:font-size-asian="10pt" style:font-weight-asian="normal" style:font-name-complex="FreeSans2" style:font-size-complex="10pt" style:font-weight-complex="normal"/>
    </style:style>
    <style:style style:name="T51" style:family="text">
      <style:text-properties officeooo:rsid="000fc09a"/>
    </style:style>
    <style:style style:name="T52" style:family="text">
      <style:text-properties officeooo:rsid="00106cf8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&lt;!-- blue dot --&gt;</text:p>
      <text:section text:style-name="Sect1" text:name="LC8">
        <text:p text:style-name="P9">&lt;circle fill="#6b85dd" stroke="#4266d5" stroke-width="3" cx="50.5" cy="58.665" r="16.5"/&gt;</text:p>
      </text:section>
      <text:section text:style-name="Sect1" text:name="LC9">
        <text:p text:style-name="P9">&lt;!-- red dot --&gt;</text:p>
      </text:section>
      <text:section text:style-name="Sect1" text:name="LC10">
        <text:p text:style-name="P9">&lt;circle fill="#d66661" stroke="#c93d39" stroke-width="3" cx="212.459" cy="60.249" r="16.5"/&gt;</text:p>
      </text:section>
      <text:section text:style-name="Sect1" text:name="LC11">
        <text:p text:style-name="P9">&lt;!-- green dot --&gt;</text:p>
      </text:section>
      <text:section text:style-name="Sect1" text:name="LC12">
        <text:p text:style-name="P9">&lt;circle fill="#6bab5b" stroke="#3b972e" stroke-width="3" cx="233.834" cy="23.874" r="16.5"/&gt;</text:p>
      </text:section>
      <text:section text:style-name="Sect1" text:name="LC13">
        <text:p text:style-name="P9">&lt;!-- purple dot --&gt;</text:p>
      </text:section>
      <text:section text:style-name="Sect1" text:name="LC14">
        <text:p text:style-name="P9">&lt;circle fill="#aa7dc0" stroke="#945bb0" stroke-width="3" cx="255.459" cy="59.999" r="16.5"/&gt;</text:p>
      </text:section>
      <text:p text:style-name="P1"/>
      <text:p text:style-name="P7"><text:span text:style-name="T1">blue <text:tab/><text:tab/>#6b85dd <text:s text:c="4"/>107 133 221</text:span><text:span text:style-name="T28"> <text:tab/>57.193 -</text:span><text:span text:style-name="T29">15.118 -76.968 <text:s/>(LUV)</text:span></text:p>
      <text:p text:style-name="P8"><text:s text:c="2"/><text:span text:style-name="T30">dk</text:span><text:tab/><text:tab/>#4266d5<text:tab/>66 102 213<text:tab/><text:tab/><text:span text:style-name="T30">46.265 -16.407 -93.892</text:span></text:p>
      <text:p text:style-name="P2">red <text:s text:c="3"/><text:tab/>#d66661 <text:s text:c="4"/>214 102 97<text:tab/><text:tab/></text:p>
      <text:p text:style-name="P2"><text:s text:c="2"/><text:span text:style-name="T30">dk</text:span><text:tab/><text:tab/>#c93d39<text:tab/>201 61 57<text:tab/><text:tab/><text:span text:style-name="T30">47.041 107.241 24.681</text:span></text:p>
      <text:p text:style-name="P2">green<text:tab/><text:tab/>#6bab5b <text:tab/>107 171 91<text:tab/><text:tab/></text:p>
      <text:p text:style-name="P3"><text:s text:c="2"/><text:span text:style-name="T30">dk</text:span><text:tab/><text:tab/>#3b972e<text:tab/>59 151 46<text:tab/><text:tab/><text:span text:style-name="T30">55.339 -41.496 57.966</text:span></text:p>
      <text:p text:style-name="P2">purple<text:tab/>#aa7dc0 <text:tab/>170 125 192<text:tab/><text:tab/></text:p>
      <text:p text:style-name="P3"><text:s text:c="2"/><text:span text:style-name="T30">dk</text:span><text:tab/><text:tab/>#945bb0<text:tab/>148 91 176<text:tab/><text:tab/><text:span text:style-name="T30">48.150 22.612 -58.903</text:span></text:p>
      <text:p text:style-name="P5">dark blue <text:s/>#0000A8 <text:s text:c="5"/><text:tab/><text:tab/><text:tab/>19.338 -5.627 -78.039</text:p>
      <text:p text:style-name="P4"><text:span text:style-name="T30">g</text:span>rey, same L, #888888 and #6A6A6A</text:p>
      <text:p text:style-name="P32"/>
      <text:p text:style-name="P32"/>
      <text:p text:style-name="P15"><text:span text:style-name="T39"><text:tab/></text:span><text:span text:style-name="T38"> test colour dkblue</text:span><text:tab/><text:tab/><text:tab/><text:tab/><text:tab/><text:tab/><text:tab/></text:p>
      <text:p text:style-name="P15"><text:span text:style-name="T6"><text:tab/></text:span><text:span text:style-name="T2"> test colour blue</text:span><text:tab/><text:tab/><text:span text:style-name="T7">test colour blue</text:span><text:tab/><text:tab/><text:tab/><text:tab/></text:p>
      <text:p text:style-name="P6"><text:span text:style-name="T9"><text:tab/></text:span><text:span text:style-name="T8"> test colour red</text:span><text:tab/><text:tab/><text:span text:style-name="T15">test colour red</text:span></text:p>
      <text:p text:style-name="P6"><text:span text:style-name="T20"><text:tab/></text:span><text:span text:style-name="T16"> test colour green<text:tab/></text:span><text:span text:style-name="T21">test colour <text:s/>green</text:span></text:p>
      <text:p text:style-name="P6"><text:span text:style-name="T23"><text:tab/></text:span><text:span text:style-name="T22"> test colour purple</text:span><text:tab/><text:span text:style-name="T25">test colour <text:s/>purple</text:span></text:p>
      <text:p text:style-name="P6"><text:span text:style-name="T32"><text:tab/></text:span><text:span text:style-name="T31"> test colour grey</text:span><text:tab/><text:tab/></text:p>
      <text:p text:style-name="P33"><text:span text:style-name="T45"><text:tab/></text:span> test colour <text:span text:style-name="T26">black<text:tab/></text:span></text:p>
      <text:p text:style-name="P33"/>
      <text:p text:style-name="P33"/>
      <text:p text:style-name="P33"><text:span text:style-name="T52">EXAMPLE<text:tab/></text:span></text:p>
      <text:p text:style-name="Standard"/>
      <text:p text:style-name="P24"><text:span text:style-name="T3">function</text:span> dummy(x,y,z=5)</text:p>
      <text:p text:style-name="P25"><text:s text:c="4"/><text:span text:style-name="T27">"""</text:span></text:p>
      <text:p text:style-name="P25"><text:s text:c="7"/><text:span text:style-name="T8">A dummy docstring over two </text:span><text:span text:style-name="T10">lines</text:span></text:p>
      <text:p text:style-name="P22"><text:s text:c="7"/>for text coloration.</text:p>
      <text:p text:style-name="P25"><text:s text:c="4"/><text:span text:style-name="T27">"""</text:span></text:p>
      <text:p text:style-name="P25"><text:s text:c="7"/><text:a xlink:type="simple" xlink:href="http://www.mathworks.com/access/helpdesk/help/techdoc/ref/print.html"><text:span text:style-name="T40">print</text:span></text:a><text:span text:style-name="T17">(</text:span>"<text:span text:style-name="T8">this </text:span><text:span text:style-name="T11">is</text:span><text:span text:style-name="T8"> just some text to show text</text:span>", 1.0, 3<text:span text:style-name="T18">)</text:span></text:p>
      <text:p text:style-name="P25"><text:s text:c="7"/><text:span text:style-name="T31"># and comment coloration </text:span><text:span text:style-name="T34">1</text:span></text:p>
      <text:p text:style-name="P19">end</text:p>
      <text:p text:style-name="P25"/>
      <text:p text:style-name="P25"><text:span text:style-name="T4">for</text:span> n = <text:span text:style-name="T18">[</text:span><text:span text:style-name="T50">123</text:span><text:span text:style-name="T46">, 12345, 1234567, 987654321, 10001, -10001, -123</text:span><text:span text:style-name="T18">]</text:span></text:p>
      <text:p text:style-name="P25"><text:s text:c="4"/><text:span text:style-name="T40">println</text:span> <text:span text:style-name="T18">(</text:span>@<text:a xlink:type="simple" xlink:href="http://www.mathworks.com/access/helpdesk/help/techdoc/ref/sprintf.html"><text:span text:style-name="T43">sprintf</text:span></text:a><text:span text:style-name="T18">(</text:span>"<text:span text:style-name="T12">%10d : </text:span>", n<text:span text:style-name="T18">)</text:span>, <text:span text:style-name="T40">middle</text:span><text:span text:style-name="T18">(</text:span>n<text:span text:style-name="T18">))</text:span></text:p>
      <text:p text:style-name="P30"><text:span text:style-name="T2">end</text:span></text:p>
      <text:p text:style-name="P26">julia&gt;</text:p>
      <text:p text:style-name="P23"><text:span text:style-name="T3"/></text:p>
      <text:p text:style-name="P23"><text:span text:style-name="T3">reserved words (structure)<text:line-break/></text:span><text:span text:style-name="T40">functions</text:span><text:span text:style-name="T3"><text:line-break/></text:span><text:span text:style-name="T14">text and docstrings</text:span><text:span text:style-name="T3"><text:line-break/></text:span><text:span text:style-name="T37">comments</text:span><text:span text:style-name="T3"><text:line-break/></text:span><text:span text:style-name="T49">numbers</text:span><text:span text:style-name="T3"><text:line-break/></text:span><text:span text:style-name="T19">julia prompt.</text:span></text:p>
      <text:p text:style-name="P23"><text:span text:style-name="T3"/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roid Sans1" style:font-size-asian="10pt" style:font-name-complex="FreeSans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</meta:initial-creator>
    <meta:creation-date>2013-11-08T06:55:34.482656316</meta:creation-date>
    <dc:date>2013-11-11T17:26:55.427094533</dc:date>
    <dc:creator>john </dc:creator>
    <meta:editing-duration>PT1H8M3S</meta:editing-duration>
    <meta:editing-cycles>9</meta:editing-cycles>
    <meta:generator>LibreOffice/4.1.1.2$Linux_X86_64 LibreOffice_project/410m0$Build-2</meta:generator>
    <meta:document-statistic meta:table-count="0" meta:image-count="0" meta:object-count="0" meta:page-count="1" meta:paragraph-count="39" meta:word-count="208" meta:character-count="1482" meta:non-whitespace-character-count="1194"/>
  </office:meta>
</office:document-meta>
</file>